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style:text-underline-color="font-color" style:text-underline-style="solid" style:text-underline-width="auto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08 Religion and Society</text:p>
      <text:p text:style-name="Horizontal_20_Line"/>
      <text:h text:style-name="Heading_20_1" text:outline-level="1"><text:bookmark-start text:name="unit-8-religion-society"/>Unit 8 Religion &amp; Society<text:bookmark-end text:name="unit-8-religion-society"/></text:h>
      <text:p text:style-name="Horizontal_20_Line"/>
      <text:p text:style-name="First_20_paragraph">Sociologist try to understand Religion in the form of an institution. Consider it as a Collective Human Activity &amp; not as a supernatural thing. Study relationship of Religion with other social institutions</text:p>
      <text:list text:style-name="L1">
        <text:list-item>
          <text:p text:style-name="P1">Functionalist - <text:span text:style-name="T1">Beneficial entity</text:span></text:p>
        </text:list-item>
        <text:list-item>
          <text:p text:style-name="P1">Conflict Theorist - Device of the haves to ideologically subdue the have nots<text:line-break/>Earlier it was a speculative activity, but now Religion is seen in terms of functions - dysfunctions &amp; present forms</text:p>
        </text:list-item>
      </text:list>
      <text:p text:style-name="First_20_paragraph">Religion - A Cultural system of commonly shred beliefs &amp; rituals that provide a sense of ultimate meaning &amp; purpose by creating an idea of reality that is sacred, super natural &amp; all encompassing<text:line-break/>[[<text:a xlink:type="simple" xlink:href="#ED" office:name=""><text:span text:style-name="Definition">#ED</text:span></text:a>]] Religion - A unified system of beliefs &amp; practices related to sacred things, that is to say that things set apart &amp; forbidden, beliefs &amp; practices which unite them into a single moral community for all those who adhere to them. Religion is about the realm of sacred. (Elementary form of Religion)</text:p>
      <text:p text:style-name="Text_20_body">New Definition of Religion, that transcends the dualism of materialism-spiritualism, sacred/secular<text:line-break/>Peter [[<text:a xlink:type="simple" xlink:href="#Mandaville" office:name=""><text:span text:style-name="Definition">#Mandaville</text:span></text:a>]] &amp; [[<text:a xlink:type="simple" xlink:href="#Paul" office:name=""><text:span text:style-name="Definition">#Paul</text:span></text:a>]] James Religion - A relatively-bound system of beliefs, symbols &amp; practices that addresses the nature of existence, and in which, communion with others &amp; otherness is lived as if both, takes in &amp; spiritually transcends, socially-grounded ontologies of time, space, embodiment &amp; knowing</text:p>
      <text:h text:style-name="Heading_20_3" text:outline-level="3"><text:bookmark-start text:name="functions-of-religion-role-in-maintaining-social-order"/>Functions of Religion / Role in maintaining Social Order<text:bookmark-end text:name="functions-of-religion-role-in-maintaining-social-order"/></text:h>
      <text:p text:style-name="First_20_paragraph">Can be studied at Individual/Societal level, Latent/Manifest Functions</text:p>
      <text:list text:style-name="L2">
        <text:list-item>
          <text:p text:style-name="P2">Social Change -</text:p>
        </text:list-item>
        <text:list-item>
          <text:p text:style-name="P2">Integrative Force -</text:p>
        </text:list-item>
        <text:list-item>
          <text:p text:style-name="P2">Social Control -</text:p>
        </text:list-item>
        <text:list-item>
          <text:p text:style-name="P2">Intellectual Function -</text:p>
        </text:list-item>
        <text:list-item>
          <text:p text:style-name="P2">Normative Role -</text:p>
        </text:list-item>
        <text:list-item>
          <text:p text:style-name="P2">Solace &amp; Comforting Function -</text:p>
        </text:list-item>
        <text:list-item>
          <text:p text:style-name="P2">Stabilisation -</text:p>
        </text:list-item>
        <text:list-item>
          <text:p text:style-name="P2">Ritual Role -</text:p>
        </text:list-item>
        <text:list-item>
          <text:p text:style-name="P2">Supplements empirical knowledge -</text:p>
        </text:list-item>
      </text:list>
      <text:h text:style-name="Heading_20_4" text:outline-level="4"><text:bookmark-start text:name="dysfunctions"/>Dysfunctions<text:bookmark-end text:name="dysfunctions"/></text:h>
      <text:p text:style-name="First_20_paragraph">[[<text:a xlink:type="simple" xlink:href="#Merton" office:name=""><text:span text:style-name="Definition">#Merton</text:span></text:a>]] introduced concept of Dysfunction of religion in a multi-religious society</text:p>
      <text:list text:style-name="L3">
        <text:list-item>
          <text:p text:style-name="P3">Creates False Consciousness, thus preventing oppressed from taking Collective Actions to ameliorate their lives</text:p>
        </text:list-item>
        <text:list-item>
          <text:p text:style-name="P3">Persecution, war, terrorism, fundamentalism, communalism</text:p>
        </text:list-item>
        <text:list-item>
          <text:p text:style-name="P3">[[<text:a xlink:type="simple" xlink:href="#Marx" office:name=""><text:span text:style-name="Definition">#Marx</text:span></text:a>]] Religion acts as Opium of masses, justifying dominant ideology &amp; exploitation</text:p>
        </text:list-item>
        <text:list-item>
          <text:p text:style-name="P3">Hinders Social progress &amp; impedes Social change</text:p>
        </text:list-item>
        <text:list-item>
          <text:p text:style-name="P3">Makes people Dogmatic</text:p>
        </text:list-item>
        <text:list-item>
          <text:p text:style-name="P3">Sometimes promotes social evils &amp; superstition</text:p>
        </text:list-item>
        <text:list-item>
          <text:p text:style-name="P3">Doctrines like Predestination can make individual feel powerless and fatalistic</text:p>
        </text:list-item>
      </text:list>
      <text:h text:style-name="Heading_20_2" text:outline-level="2"><text:bookmark-start text:name="sociological-theories-of-religion"/>Sociological Theories of Religion<text:bookmark-end text:name="sociological-theories-of-religion"/></text:h>
      <text:h text:style-name="Heading_20_2" text:outline-level="2"><text:bookmark-start text:name="types-of-religious-practices"/>Types of Religious Practices<text:bookmark-end text:name="types-of-religious-practices"/></text:h>
      <text:h text:style-name="Heading_20_3" text:outline-level="3"><text:bookmark-start text:name="animism-ancestor-worship"/>Animism ~ Ancestor Worship<text:bookmark-end text:name="animism-ancestor-worship"/></text:h>
      <text:p text:style-name="First_20_paragraph">Belief in Anima/Spirits, world is driven by (Benign/Malevolent) spirits<text:line-break/>Man finds the presence of spirits in objects or notions that surrounds him<text:line-break/>Most primitive idea that gave birth to religion, as a religious concept it is associated with primitive people<text:line-break/>[[<text:a xlink:type="simple" xlink:href="#Eg" office:name=""><text:span text:style-name="Definition">#Eg</text:span></text:a>]] Teton Sioux, America Ghost Dance to appease spirits; Evans [[<text:a xlink:type="simple" xlink:href="#Pritchard" office:name=""><text:span text:style-name="Definition">#Pritchard</text:span></text:a>]] Nuer, North Sudan Sky Spirit/High Ghost, [[<text:a xlink:type="simple" xlink:href="#IndianSociety" office:name=""><text:span text:style-name="Definition">#IndianSociety</text:span></text:a>]] Witchcraft, Sorcery, Pitra &amp; Shradha among Hindus - rituals &amp; prayers to placate souls of ancestors<text:line-break/>Religions with an idea of Transmigration of Soul as a central tenet also have an idea of Anima inherent in it<text:line-break/>Edward [[<text:a xlink:type="simple" xlink:href="#Tylor" office:name=""><text:span text:style-name="Definition">#Tylor</text:span></text:a>]] in Primitive Culture developed distinction between magic, religion &amp; science. Associates Animism to primitive societies &amp; transforms into modern religion as society evolves.</text:p>
      <text:h text:style-name="Heading_20_4" text:outline-level="4"><text:bookmark-start text:name="emerged-from-2-questions"/>Emerged from 2 Questions<text:bookmark-end text:name="emerged-from-2-questions"/></text:h>
      <text:list text:style-name="L4">
        <text:list-item>
          <text:p text:style-name="P4">What is the difference between a Living Body &amp; Dead?</text:p>
        </text:list-item>
        <text:list-item>
          <text:p text:style-name="P4">What are the Humans shapes that appear in Dreams &amp; Visions?</text:p>
        </text:list-item>
      </text:list>
      <text:h text:style-name="Heading_20_3" text:outline-level="3"><text:bookmark-start text:name="monism-pluralism"/>Monism &amp; Pluralism<text:bookmark-end text:name="monism-pluralism"/></text:h>
      <text:h text:style-name="Heading_20_3" text:outline-level="3"><text:bookmark-start text:name="sects-cults"/>Sects &amp; Cults<text:bookmark-end text:name="sects-cults"/></text:h>
      <text:h text:style-name="Heading_20_2" text:outline-level="2"><text:bookmark-start text:name="science-vs-religion"/>Science v/s Religion<text:bookmark-end text:name="science-vs-religion"/></text:h>
      <text:h text:style-name="Heading_20_3" text:outline-level="3"><text:bookmark-start text:name="religion-science-religion-in-a-modern-society"/>Religion &amp; Science ~ Religion in a Modern Society<text:bookmark-end text:name="religion-science-religion-in-a-modern-society"/></text:h>
      <text:h text:style-name="Heading_20_3" text:outline-level="3"><text:bookmark-start text:name="secularisation-secularism"/>Secularisation &amp; Secularism<text:bookmark-end text:name="secularisation-secularism"/></text:h>
      <text:h text:style-name="Heading_20_2" text:outline-level="2"><text:bookmark-start text:name="fundamentalism-communalism"/>Fundamentalism &amp; Communalism<text:bookmark-end text:name="fundamentalism-communalism"/></text:h>
      <text:h text:style-name="Heading_20_3" text:outline-level="3"><text:bookmark-start text:name="fundamentalism-religious-revivalism"/>Fundamentalism &amp; Religious Revivalism<text:bookmark-end text:name="fundamentalism-religious-revivalism"/></text:h>
      <text:h text:style-name="Heading_20_3" text:outline-level="3"><text:bookmark-start text:name="fundamentalism-communalism-1"/>Fundamentalism &amp; Communalism<text:bookmark-end text:name="fundamentalism-communalism-1"/></text:h>
      <text:p text:style-name="First_20_paragraph">Both have certain ideological elements in common</text:p>
      <text:list text:style-name="L5">
        <text:list-item>
          <text:p text:style-name="P5">Both attack concept of separation of Religion from Politics &amp; State</text:p>
        </text:list-item>
        <text:list-item>
          <text:p text:style-name="P5">Oppose concept of equal truth in all Religions &amp; Unity of different religions</text:p>
        </text:list-item>
        <text:list-item>
          <text:p text:style-name="P5">Advocate control over education by the followers of the dominant religion</text:p>
        </text:list-item>
      </text:list>
      <text:p text:style-name="First_20_paragraph">Fundamentalism - Strict adherence to the Religious Doctrine &amp; full opposition of other religions and any Criticism<text:line-break/>Strict adherence to a set of principles with antagonism to other view points</text:p>
      <text:p text:style-name="Text_20_body">Karen [[<text:a xlink:type="simple" xlink:href="#Armstrong" office:name=""><text:span text:style-name="Definition">#Armstrong</text:span></text:a>]] - Fundamentalism is a part of Modern scene. They believe that they are fighting for survival as they believe the Western Secular Values aim to wipe out their Religion completely<text:line-break/>Steve [[<text:a xlink:type="simple" xlink:href="#Bruce" office:name=""><text:span text:style-name="Definition">#Bruce</text:span></text:a>]] echoes similar view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Fundamentalism</text:p>
            </table:table-cell>
            <table:table-cell table:style-name="TableHeaderRowCell" office:value-type="string">
              <text:p text:style-name="Table_20_Heading">Communalism</text:p>
            </table:table-cell>
          </table:table-row>
        </table:table-header-rows>
        <table:table-row>
          <table:table-cell table:style-name="TableRowCell" office:value-type="string">
            <text:p text:style-name="Table_20_Contents">Stresses upon infallibility of scriptures</text:p>
          </table:table-cell>
          <table:table-cell table:style-name="TableRowCell" office:value-type="string">
            <text:p text:style-name="Table_20_Contents">Strong allegiance to ones own ethnic group rather than society. Can be based upon religion, race, ethnicity</text:p>
          </table:table-cell>
        </table:table-row>
        <table:table-row>
          <table:table-cell table:style-name="TableRowCell" office:value-type="string">
            <text:p text:style-name="Table_20_Contents">Pursuit of Political power is important</text:p>
          </table:table-cell>
          <table:table-cell table:style-name="TableRowCell" office:value-type="string">
            <text:p text:style-name="Table_20_Contents">More protective of its own rights &amp; beliefs, exclusionary in nature</text:p>
          </table:table-cell>
        </table:table-row>
        <table:table-row>
          <table:table-cell table:style-name="TableRowCell" office:value-type="string">
            <text:p text:style-name="Table_20_Contents">Tend to separate certain communities from mainstream</text:p>
          </table:table-cell>
          <table:table-cell table:style-name="TableRowCell" office:value-type="string">
            <text:p text:style-name="Table_20_Contents">Religion based opposition. Ideological &amp; activates during social upheaval</text:p>
          </table:table-cell>
        </table:table-row>
        <table:table-row>
          <table:table-cell table:style-name="TableRowCell" office:value-type="string">
            <text:p text:style-name="Table_20_Contents">Aims to establish a normative order by various means, Wars to speeches</text:p>
          </table:table-cell>
          <table:table-cell table:style-name="TableRowCell" office:value-type="string">
            <text:p text:style-name="Table_20_Contents">Establish Supremacy through hatred &amp; Violence</text:p>
          </table:table-cell>
        </table:table-row>
        <table:table-row>
          <table:table-cell table:style-name="TableRowCell" office:value-type="string">
            <text:p text:style-name="Table_20_Contents">As a movement is led by Charismatic leaders</text:p>
          </table:table-cell>
          <table:table-cell table:style-name="TableRowCell" office:value-type="string">
            <text:p text:style-name="Table_20_Contents">Have a mass psyche, may not form a sustained movement</text:p>
          </table:table-cell>
        </table:table-row>
        <table:table-row>
          <table:table-cell table:style-name="TableRowCell" office:value-type="string">
            <text:p text:style-name="Table_20_Contents">Reject all corrupt lifestyles &amp; aim to get rid of such evils from society</text:p>
          </table:table-cell>
          <table:table-cell table:style-name="TableRowCell" office:value-type="string">
            <text:p text:style-name="Table_20_Contents">No such reformative agenda</text:p>
          </table:table-cell>
        </table:table-row>
        <table:table-row>
          <table:table-cell table:style-name="TableRowCell" office:value-type="string">
            <text:p text:style-name="Table_20_Contents">Opposed to Rationalism &amp; Discard equality of all Religions</text:p>
          </table:table-cell>
          <table:table-cell table:style-name="TableRowCell" office:value-type="string">
            <text:p text:style-name="Table_20_Contents">Nothing as such during peaceful times</text:p>
          </table:table-cell>
        </table:table-row>
        <table:table-row>
          <table:table-cell table:style-name="TableRowCell" office:value-type="string">
            <text:p text:style-name="Table_20_Contents">Are usually Reactive in nature &amp; a response to what they consider as a Crisis</text:p>
          </table:table-cell>
          <table:table-cell table:style-name="TableRowCell" office:value-type="string">
            <text:p text:style-name="Table_20_Contents">Usually emerge when conflicts of interest &amp; sense of insecurity arises</text:p>
          </table:table-cell>
        </table:table-row>
        <table:table-row>
          <table:table-cell table:style-name="TableRowCell" office:value-type="string">
            <text:p text:style-name="Table_20_Contents">Promotion of the Original</text:p>
          </table:table-cell>
          <table:table-cell table:style-name="TableRowCell" office:value-type="string">
            <text:p text:style-name="Table_20_Contents">Antagonism is central here</text:p>
          </table:table-cell>
        </table:table-row>
      </table:table>
      <text:list text:style-name="L6">
        <text:list-item>
          <text:p text:style-name="P6">Communalism is often associated with eruption of violence &amp; riots which may or may not have any particular goals</text:p>
        </text:list-item>
        <text:list-item>
          <text:p text:style-name="P6">In a multi-religious society, Fundamentalists tend to be communal, but not the other way round. [[<text:a xlink:type="simple" xlink:href="#Eg" office:name=""><text:span text:style-name="Definition">#Eg</text:span></text:a>]] RSS, ML, Akali Dal were communal parties but not fundamentalist</text:p>
        </text:list-item>
        <text:list-item>
          <text:p text:style-name="P6">Communist leaders may not be Religious leaders. [[<text:a xlink:type="simple" xlink:href="#Eg" office:name=""><text:span text:style-name="Definition">#Eg</text:span></text:a>]] Maulana Maududi of Jamat Islami - Journalist, Hedgewar of RSS - Physician</text:p>
        </text:list-item>
        <text:list-item>
          <text:p text:style-name="P6">Fundamentalists want only 1 religion, while Communalist only want to communalise their own social community</text:p>
        </text:list-item>
        <text:list-item>
          <text:p text:style-name="P6">Communalists needs a Binary Opposition (real or created) to mobilise its members<text:line-break/>/expor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</meta:generator>
    <dc:title>08 Religion and Society</dc:title>
    <dc:description/>
    <dc:subject/>
    <meta:keyword/>
    <meta:initial-creator/>
    <dc:creator/>
    <meta:creation-date>2022-09-03T07:24:11Z</meta:creation-date>
    <dc:date>2022-09-03T07:24:11Z</dc:date>
    <meta:user-defined meta:name="aliases" meta:value-type="string"/>
    <meta:user-defined meta:name="tags" meta:value-type="string"/>
  </office:meta>
</office:document-meta>
</file>